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b416" officeooo:paragraph-rsid="001db4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Next_permutation implement kiya tha</text:p>
      <text:p text:style-name="P1">2. DP based game thi dp[start row][end row] maintain karna tha. Pizza ki slices thi</text:p>
      <text:p text:style-name="P1">3. Aur unique ID generator ka design question</text:p>
      <text:p text:style-name="P1"><text:s text:c="3"/>Increasing numbers return karne the</text:p>
      <text:p text:style-name="P1"><text:s text:c="3"/>Server client</text:p>
      <text:p text:style-name="P1"><text:s text:c="3"/>Client sE request aa rahi hai</text:p>
      <text:p text:style-name="P1"><text:s text:c="3"/>Server ko ek number return karna hai</text:p>
      <text:p text:style-name="P1"><text:s text:c="3"/>Increasing numbers hone chahiy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7:03:35.308404122</meta:creation-date>
    <dc:date>2016-03-02T17:04:49.747102251</dc:date>
    <meta:editing-duration>P0D</meta:editing-duration>
    <meta:editing-cycles>1</meta:editing-cycles>
    <meta:document-statistic meta:table-count="0" meta:image-count="0" meta:object-count="0" meta:page-count="1" meta:paragraph-count="8" meta:word-count="52" meta:character-count="325" meta:non-whitespace-character-count="266"/>
    <meta:generator>LibreOffice/4.2.3.3$Linux_X86_64 LibreOffice_project/420m0$Build-3</meta:generator>
  </office:meta>
</office:document-meta>
</file>